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x protel batteries, 2x Western lock &amp; key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s x3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, 3 handsets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712.36" calcext:value-type="float">
            <text:p>3712.36</text:p>
          </table:table-cell>
          <table:table-cell office:value-type="string" calcext:value-type="string">
            <text:p>racc grant budget had $3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7])" office:value-type="float" office:value="701.61" calcext:value-type="float">
            <text:p>701.61</text:p>
          </table:table-cell>
          <table:table-cell office:value-type="string" calcext:value-type="string">
            <text:p>racc grant budget had $7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precipice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0:.B78])" office:value-type="float" office:value="1285" calcext:value-type="float">
            <text:p>1285</text:p>
          </table:table-cell>
          <table:table-cell office:value-type="string" calcext:value-type="string">
            <text:p>racc grant budget had $1950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2:.B92])" office:value-type="float" office:value="424.7" calcext:value-type="float">
            <text:p>424.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96:.B98])" office:value-type="float" office:value="528" calcext:value-type="float">
            <text:p>528</text:p>
          </table:table-cell>
          <table:table-cell table:style-name="ce1" office:value-type="string" calcext:value-type="string">
            <text:p>racc grant budget had $10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0])" office:value-type="float" office:value="6651.67" calcext:value-type="float">
            <text:p>6651.67</text:p>
          </table:table-cell>
          <table:table-cell table:formula="of:=SUM([.C1:.C100])" office:value-type="float" office:value="6651.67" calcext:value-type="float">
            <text:p>6651.67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5:.B114])" office:value-type="float" office:value="-7522.36" calcext:value-type="float">
            <text:p>-7522.3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2];[.B115])" office:value-type="float" office:value="-870.69" calcext:value-type="float">
            <text:p>-870.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23:30:30.444704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23:32:21.128428749</dc:date>
    <meta:editing-duration>PT10H41M30S</meta:editing-duration>
    <meta:editing-cycles>60</meta:editing-cycles>
    <meta:generator>LibreOffice/5.1.4.2$Linux_X86_64 LibreOffice_project/10m0$Build-2</meta:generator>
    <meta:document-statistic meta:table-count="1" meta:cell-count="223" meta:object-count="0"/>
  </office:meta>
</office:document-meta>
</file>